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3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9819in"/>
    </style:style>
    <style:style style:name="co5" style:family="table-column">
      <style:table-column-properties fo:break-before="auto" style:column-width="2.1957in"/>
    </style:style>
    <style:style style:name="co6" style:family="table-column">
      <style:table-column-properties fo:break-before="auto" style:column-width="3.6047in"/>
    </style:style>
    <style:style style:name="co7" style:family="table-column">
      <style:table-column-properties fo:break-before="auto" style:column-width="3.545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616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6736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1.4189in"/>
    </style:style>
    <style:style style:name="co14" style:family="table-column">
      <style:table-column-properties fo:break-before="auto" style:column-width="1.7209in"/>
    </style:style>
    <style:style style:name="co15" style:family="table-column">
      <style:table-column-properties fo:break-before="auto" style:column-width="2.0043in"/>
    </style:style>
    <style:style style:name="co16" style:family="table-column">
      <style:table-column-properties fo:break-before="auto" style:column-width="1.002in"/>
    </style:style>
    <style:style style:name="co17" style:family="table-column">
      <style:table-column-properties fo:break-before="auto" style:column-width="1.1563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4.228in"/>
    </style:style>
    <style:style style:name="co20" style:family="table-column">
      <style:table-column-properties fo:break-before="auto" style:column-width="0.7047in"/>
    </style:style>
    <style:style style:name="co21" style:family="table-column">
      <style:table-column-properties fo:break-before="auto" style:column-width="0.6984in"/>
    </style:style>
    <style:style style:name="co22" style:family="table-column">
      <style:table-column-properties fo:break-before="auto" style:column-width="1.2992in"/>
    </style:style>
    <style:style style:name="co23" style:family="table-column">
      <style:table-column-properties fo:break-before="auto" style:column-width="3.0945in"/>
    </style:style>
    <style:style style:name="co24" style:family="table-column">
      <style:table-column-properties fo:break-before="auto" style:column-width="2.4665in"/>
    </style:style>
    <style:style style:name="co25" style:family="table-column">
      <style:table-column-properties fo:break-before="auto" style:column-width="1.2555in"/>
    </style:style>
    <style:style style:name="co26" style:family="table-column">
      <style:table-column-properties fo:break-before="auto" style:column-width="5.2992in"/>
    </style:style>
    <style:style style:name="co27" style:family="table-column">
      <style:table-column-properties fo:break-before="auto" style:column-width="4.7154in"/>
    </style:style>
    <style:style style:name="co28" style:family="table-column">
      <style:table-column-properties fo:break-before="auto" style:column-width="3.7772in"/>
    </style:style>
    <style:style style:name="co29" style:family="table-column">
      <style:table-column-properties fo:break-before="auto" style:column-width="3.4354in"/>
    </style:style>
    <style:style style:name="co30" style:family="table-column">
      <style:table-column-properties fo:break-before="auto" style:column-width="0.5398in"/>
    </style:style>
    <style:style style:name="co31" style:family="table-column">
      <style:table-column-properties fo:break-before="auto" style:column-width="4.8783in"/>
    </style:style>
    <style:style style:name="co32" style:family="table-column">
      <style:table-column-properties fo:break-before="auto" style:column-width="3.0835in"/>
    </style:style>
    <style:style style:name="co33" style:family="table-column">
      <style:table-column-properties fo:break-before="auto" style:column-width="4.0083in"/>
    </style:style>
    <style:style style:name="co34" style:family="table-column">
      <style:table-column-properties fo:break-before="auto" style:column-width="3.9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165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ta1" style:family="table" style:master-page-name="PageStyle_5f_Budget_20_summary">
      <style:table-properties table:display="true" style:writing-mode="lr-tb"/>
    </style:style>
    <style:style style:name="ta2" style:family="table" style:master-page-name="PageStyle_5f_Corporate_20_Contributions">
      <style:table-properties table:display="true" style:writing-mode="lr-tb"/>
    </style:style>
    <style:style style:name="ta3" style:family="table" style:master-page-name="PageStyle_5f_Wages">
      <style:table-properties table:display="true" style:writing-mode="lr-tb"/>
    </style:style>
    <style:style style:name="ta4" style:family="table" style:master-page-name="PageStyle_5f_Programs">
      <style:table-properties table:display="true" style:writing-mode="lr-tb"/>
    </style:style>
    <style:style style:name="ta5" style:family="table" style:master-page-name="PageStyle_5f_Hackfests">
      <style:table-properties table:display="true" style:writing-mode="lr-tb"/>
    </style:style>
    <style:style style:name="ta6" style:family="table" style:master-page-name="PageStyle_5f_Community_20_development">
      <style:table-properties table:display="true" style:writing-mode="lr-tb"/>
    </style:style>
    <style:style style:name="ta7" style:family="table" style:master-page-name="PageStyle_5f_Marketing">
      <style:table-properties table:display="true" style:writing-mode="lr-tb"/>
    </style:style>
    <style:style style:name="ta8" style:family="table" style:master-page-name="PageStyle_5f_Legal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ff"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44"/>
    <style:style style:name="ce25" style:family="table-cell" style:parent-style-name="Default" style:data-style-name="N147"/>
    <style:style style:name="ce26" style:family="table-cell" style:parent-style-name="Default" style:data-style-name="N147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43"/>
    <style:style style:name="ce29" style:family="table-cell" style:parent-style-name="Default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4">
      <style:text-properties fo:font-weight="normal" style:font-weight-asian="normal" style:font-weight-complex="normal"/>
    </style:style>
    <style:style style:name="ce34" style:family="table-cell" style:parent-style-name="Default" style:data-style-name="N10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1"/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4" style:family="table-cell" style:parent-style-name="Default" style:data-style-name="N10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5" style:family="table-cell" style:parent-style-name="Default" style:data-style-name="N37"/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 style:data-style-name="N104"/>
  </office:automatic-styles>
  <office:body>
    <office:spreadsheet>
      <table:calculation-settings table:case-sensitive="false" table:use-regular-expressions="false"/>
      <table:table table:name="Budget summary" table:style-name="ta1" table:print-ranges="'Budget summary'.A1:'Budget summary'.IW6553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9" table:default-cell-style-name="ce3"/>
        <table:table-column table:style-name="co9" table:default-cell-style-name="ce3"/>
        <table:table-column table:style-name="co10" table:number-columns-repeated="765" table:default-cell-style-name="Default"/>
        <table:table-row table:style-name="ro1">
          <table:table-cell table:style-name="ce1"/>
          <table:table-cell table:style-name="ce9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2">
          <table:table-cell table:style-name="ce2" office:value-type="string">
            <text:p>Item</text:p>
          </table:table-cell>
          <table:table-cell table:style-name="ce10" office:value-type="string">
            <text:p>Plan</text:p>
          </table:table-cell>
          <table:table-cell table:style-name="ce10" office:value-type="string">
            <text:p>Actual for this year</text:p>
          </table:table-cell>
          <table:table-cell table:style-name="ce13" office:value-type="string">
            <text:p>Projected Income</text:p>
          </table:table-cell>
          <table:table-cell table:style-name="ce13" office:value-type="string">
            <text:p>Projected Expenditures</text:p>
          </table:table-cell>
          <table:table-cell table:style-name="ce2" office:value-type="string">
            <text:p>Projected End of Year Balance</text:p>
          </table:table-cell>
          <table:table-cell table:style-name="ce2" table:number-columns-repeated="250"/>
          <table:table-cell table:style-name="ce20"/>
          <table:table-cell table:style-name="ce21" table:number-columns-repeated="765"/>
        </table:table-row>
        <table:table-row table:style-name="ro3">
          <table:table-cell/>
          <table:table-cell table:style-name="ce11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Totals</text:p>
          </table:table-cell>
          <table:table-cell table:style-name="ce11" table:formula="of:=[.B19]" office:value-type="currency" office:currency="USD" office:value="-62954.84">
            <text:p>-$62,955</text:p>
          </table:table-cell>
          <table:table-cell table:style-name="ce11" table:formula="of:=[.C19]" office:value-type="currency" office:currency="USD" office:value="-6689.49">
            <text:p>-$6,689</text:p>
          </table:table-cell>
          <table:table-cell table:style-name="ce14" table:formula="of:=[.D19]" office:value-type="currency" office:currency="USD" office:value="241664.66">
            <text:p>$241,665</text:p>
          </table:table-cell>
          <table:table-cell table:style-name="ce14" table:formula="of:=SUM([.E8:.E17])" office:value-type="currency" office:currency="USD" office:value="-304619.5">
            <text:p>-$304,620</text:p>
          </table:table-cell>
          <table:table-cell table:style-name="ce19" table:formula="of:=[.D21]+[.B4]" office:value-type="currency" office:currency="USD" office:value="67045.16">
            <text:p>$67,045</text:p>
          </table:table-cell>
          <table:table-cell table:style-name="ce4" table:number-columns-repeated="250"/>
          <table:table-cell table:style-name="ce20"/>
          <table:table-cell table:number-columns-repeated="765"/>
        </table:table-row>
        <table:table-row table:style-name="ro2">
          <table:table-cell table:style-name="ce4"/>
          <table:table-cell table:style-name="ce11" table:number-columns-repeated="2"/>
          <table:table-cell table:style-name="ce15" table:number-columns-repeated="2"/>
          <table:table-cell table:style-name="ce4" table:number-columns-repeated="251"/>
          <table:table-cell table:style-name="ce20"/>
          <table:table-cell table:number-columns-repeated="765"/>
        </table:table-row>
        <table:table-row table:style-name="ro2">
          <table:table-cell table:style-name="ce4" office:value-type="string">
            <text:p>General Income</text:p>
          </table:table-cell>
          <table:table-cell table:style-name="ce11" table:number-columns-repeated="2"/>
          <table:table-cell table:style-name="ce15" table:number-columns-repeated="2"/>
          <table:table-cell table:style-name="ce4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1" table:formula="of:=SUM([.D7:.E7])" office:value-type="float" office:value="0">
            <text:p>0</text:p>
          </table:table-cell>
          <table:table-cell table:style-name="ce11"/>
          <table:table-cell table:style-name="ce16" table:number-columns-repeated="2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5" office:value-type="string">
            <text:p>GNOME Foundation Corporate Fees</text:p>
          </table:table-cell>
          <table:table-cell table:style-name="ce11" table:formula="of:=SUM([.D8:.E8])" office:value-type="currency" office:currency="USD" office:value="110000">
            <text:p>$110,000</text:p>
          </table:table-cell>
          <table:table-cell table:style-name="ce11" table:formula="of:=[Charges.I7]" office:value-type="currency" office:currency="USD" office:value="25000">
            <text:p>$25,000</text:p>
          </table:table-cell>
          <table:table-cell table:style-name="ce16" table:formula="of:=['Corporate Contributions'.D20]" office:value-type="currency" office:currency="USD" office:value="110000">
            <text:p>$110,000</text:p>
          </table:table-cell>
          <table:table-cell table:style-name="ce16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5">
          <table:table-cell table:style-name="ce5" office:value-type="string">
            <text:p>Friends of GNOME</text:p>
          </table:table-cell>
          <table:table-cell table:style-name="ce11" table:formula="of:=SUM([.D9:.E9])" office:value-type="currency" office:currency="USD" office:value="20000">
            <text:p>$20,000</text:p>
          </table:table-cell>
          <table:table-cell table:style-name="ce11" table:formula="of:=[Charges.I17]" office:value-type="currency" office:currency="USD" office:value="5333">
            <text:p>$5,333.00</text:p>
          </table:table-cell>
          <table:table-cell table:style-name="ce16" office:value-type="currency" office:currency="USD" office:value="20000">
            <text:p>$20,000</text:p>
          </table:table-cell>
          <table:table-cell table:style-name="ce16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5" office:value-type="string">
            <text:p>Programs</text:p>
          </table:table-cell>
          <table:table-cell table:style-name="ce11" table:formula="of:=SUM([.D10:.E10])" office:value-type="currency" office:currency="USD" office:value="-28000">
            <text:p>-$28,000</text:p>
          </table:table-cell>
          <table:table-cell table:style-name="ce11" table:formula="of:=[Charges.I8]" office:value-type="currency" office:currency="USD" office:value="-7000">
            <text:p>-$7,000</text:p>
          </table:table-cell>
          <table:table-cell table:style-name="ce16" table:formula="of:=['Corporate Contributions'.E20]" office:value-type="currency" office:currency="USD" office:value="22000">
            <text:p>$22,000</text:p>
          </table:table-cell>
          <table:table-cell table:style-name="ce16" table:formula="of:=[$Programs.C17]" office:value-type="currency" office:currency="USD" office:value="-50000">
            <text:p>-$50,000</text:p>
          </table:table-cell>
          <table:table-cell table:style-name="ce1" office:value-type="string">
            <text:p>includes spending $30K raised last year</text:p>
          </table:table-cell>
          <table:table-cell table:style-name="ce1" table:number-columns-repeated="250"/>
          <table:table-cell table:style-name="ce20"/>
          <table:table-cell table:number-columns-repeated="765"/>
        </table:table-row>
        <table:table-row table:style-name="ro3">
          <table:table-cell table:style-name="ce5" office:value-type="string">
            <text:p>Hackfests</text:p>
          </table:table-cell>
          <table:table-cell table:style-name="ce11" table:formula="of:=SUM([.D11:.E11])" office:value-type="currency" office:currency="USD" office:value="1000">
            <text:p>$1,000</text:p>
          </table:table-cell>
          <table:table-cell table:style-name="ce11" table:formula="of:=[Charges.I5]" office:value-type="currency" office:currency="USD" office:value="8281.15">
            <text:p>$8,281</text:p>
          </table:table-cell>
          <table:table-cell table:style-name="ce16" table:formula="of:=['Corporate Contributions'.F20]" office:value-type="currency" office:currency="USD" office:value="35000">
            <text:p>$35,000</text:p>
          </table:table-cell>
          <table:table-cell table:style-name="ce16" table:formula="of:=[Hackfests.D27]" office:value-type="currency" office:currency="USD" office:value="-34000">
            <text:p>-$34,00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5" office:value-type="string">
            <text:p>Sysadmin</text:p>
          </table:table-cell>
          <table:table-cell table:style-name="ce11" table:formula="of:=SUM([.D12:.E12])" office:value-type="currency" office:currency="USD" office:value="0">
            <text:p>$0</text:p>
          </table:table-cell>
          <table:table-cell table:style-name="ce11" table:formula="of:=[Charges.I11]" office:value-type="currency" office:currency="USD" office:value="5000">
            <text:p>$5,000</text:p>
          </table:table-cell>
          <table:table-cell table:style-name="ce16" table:formula="of:=['Corporate Contributions'.G20]" office:value-type="currency" office:currency="USD" office:value="30000">
            <text:p>$30,000</text:p>
          </table:table-cell>
          <table:table-cell table:style-name="ce16" table:formula="of:=['Wages and travel'.C16]" office:value-type="currency" office:currency="USD" office:value="-30000">
            <text:p>-$30,00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5" office:value-type="string">
            <text:p>GUADEC (Baris estimates $30K from 2008.)</text:p>
          </table:table-cell>
          <table:table-cell table:style-name="ce11" table:formula="of:=SUM([.D13:.E13])" office:value-type="currency" office:currency="USD" office:value="20000">
            <text:p>$20,000</text:p>
          </table:table-cell>
          <table:table-cell table:style-name="ce11" table:formula="of:=[Charges.I9]" office:value-type="currency" office:currency="USD" office:value="-2094.35">
            <text:p>-$2,094</text:p>
          </table:table-cell>
          <table:table-cell table:style-name="ce16" office:value-type="currency" office:currency="USD" office:value="20000">
            <text:p>$20,000</text:p>
          </table:table-cell>
          <table:table-cell table:style-name="ce16"/>
          <table:table-cell table:style-name="Default"/>
          <table:table-cell table:style-name="ce1" table:number-columns-repeated="250"/>
          <table:table-cell table:style-name="ce20"/>
          <table:table-cell table:number-columns-repeated="765"/>
        </table:table-row>
        <table:table-row table:style-name="ro3">
          <table:table-cell table:style-name="ce6" office:value-type="string">
            <text:p>Admin and interest income</text:p>
          </table:table-cell>
          <table:table-cell table:style-name="ce11" table:formula="of:=SUM([.D14:.E14])" office:value-type="currency" office:currency="USD" office:value="-4627.34">
            <text:p>-$4,627</text:p>
          </table:table-cell>
          <table:table-cell table:style-name="ce11" table:formula="of:=[Charges.I3]" office:value-type="currency" office:currency="USD" office:value="59.93">
            <text:p>$60</text:p>
          </table:table-cell>
          <table:table-cell table:style-name="ce17" office:value-type="currency" office:currency="USD" office:value="4664.66">
            <text:p>$4,665</text:p>
          </table:table-cell>
          <table:table-cell table:style-name="ce16" table:formula="of:=[$Admin.C16]" office:value-type="currency" office:currency="USD" office:value="-9292">
            <text:p>-$9,292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5" office:value-type="string">
            <text:p>Community development (see detail)</text:p>
          </table:table-cell>
          <table:table-cell table:style-name="ce11" table:formula="of:=SUM([.D15:.E15])" office:value-type="currency" office:currency="USD" office:value="-27871">
            <text:p>-$27,871</text:p>
          </table:table-cell>
          <table:table-cell table:style-name="ce11" table:formula="of:=[Charges.I10]" office:value-type="currency" office:currency="USD" office:value="-64.97">
            <text:p>-$65</text:p>
          </table:table-cell>
          <table:table-cell table:style-name="ce16"/>
          <table:table-cell table:style-name="ce16" table:formula="of:=[$'Community development'.C23]" office:value-type="currency" office:currency="USD" office:value="-27871">
            <text:p>-$27,871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5" office:value-type="string">
            <text:p>Marketing (see detail)</text:p>
          </table:table-cell>
          <table:table-cell table:style-name="ce11" table:formula="of:=SUM([.D16:.E16])" office:value-type="currency" office:currency="USD" office:value="-7700">
            <text:p>-$7,700</text:p>
          </table:table-cell>
          <table:table-cell table:style-name="ce11" table:formula="of:=[Charges.I6]" office:value-type="currency" office:currency="USD" office:value="-480">
            <text:p>-$480</text:p>
          </table:table-cell>
          <table:table-cell table:style-name="ce16"/>
          <table:table-cell table:style-name="ce16" table:formula="of:=[$Marketing.C17]" office:value-type="currency" office:currency="USD" office:value="-7700">
            <text:p>-$7,70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5" office:value-type="string">
            <text:p>Wages &amp; Travel (see detail)</text:p>
          </table:table-cell>
          <table:table-cell table:style-name="ce11" table:formula="of:=SUM([.D17:.E17])" office:value-type="currency" office:currency="USD" office:value="-145756.5">
            <text:p>-$145,757</text:p>
          </table:table-cell>
          <table:table-cell table:style-name="ce11" table:formula="of:=[Charges.I4]" office:value-type="currency" office:currency="USD" office:value="-40724.25">
            <text:p>-$40,724</text:p>
          </table:table-cell>
          <table:table-cell table:style-name="ce16"/>
          <table:table-cell table:style-name="ce16" table:formula="of:=['Wages and travel'.C19]-['Wages and travel'.C16]" office:value-type="currency" office:currency="USD" office:value="-145756.5">
            <text:p>-$145,757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7"/>
          <table:table-cell table:style-name="ce11" table:formula="of:=SUM([.D18:.E18])" office:value-type="float" office:value="0">
            <text:p>0</text:p>
          </table:table-cell>
          <table:table-cell table:style-name="ce11"/>
          <table:table-cell table:style-name="ce18"/>
          <table:table-cell table:style-name="ce16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8" office:value-type="string">
            <text:p>Total</text:p>
          </table:table-cell>
          <table:table-cell table:style-name="ce11" table:formula="of:=SUM([.D19:.E19])" office:value-type="currency" office:currency="USD" office:value="-62954.84">
            <text:p>-$62,955</text:p>
          </table:table-cell>
          <table:table-cell table:style-name="ce11" table:formula="of:=SUM([.C8:.C18])" office:value-type="currency" office:currency="USD" office:value="-6689.49">
            <text:p>-$6,689</text:p>
          </table:table-cell>
          <table:table-cell table:style-name="ce16" table:formula="of:=SUM([.D7:.D18])" office:value-type="currency" office:currency="USD" office:value="241664.66">
            <text:p>$241,665</text:p>
          </table:table-cell>
          <table:table-cell table:style-name="ce16" table:formula="of:=SUM([.E7:.E18])" office:value-type="currency" office:currency="USD" office:value="-304619.5">
            <text:p>-$304,62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2"/>
          <table:table-cell table:style-name="Default" table:number-columns-repeated="2"/>
          <table:table-cell table:style-name="ce16" table:number-columns-repeated="2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1" office:value-type="string">
            <text:p>Balance carried over from from 2008</text:p>
          </table:table-cell>
          <table:table-cell table:style-name="Default" table:number-columns-repeated="2"/>
          <table:table-cell table:style-name="ce16" office:value-type="currency" office:currency="USD" office:value="130000">
            <text:p>$130,000</text:p>
          </table:table-cell>
          <table:table-cell table:style-name="ce16"/>
          <table:table-cell table:style-name="ce1" office:value-type="string">
            <text:p>Actual is $170+ but we have $30K from Intel and $15K from Google already collected.</text:p>
          </table:table-cell>
          <table:table-cell table:style-name="ce1" table:number-columns-repeated="250"/>
          <table:table-cell table:style-name="ce20"/>
          <table:table-cell table:number-columns-repeated="765"/>
        </table:table-row>
        <table:table-row table:style-name="ro1" table:number-rows-repeated="2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2">
          <table:table-cell table:style-name="ce4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Default"/>
          <table:table-cell table:style-name="ce12"/>
          <table:table-cell table:style-name="Default" table:number-columns-repeated="3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5">
          <table:table-cell table:style-name="ce1"/>
          <table:table-cell table:style-name="ce12"/>
          <table:table-cell table:style-name="Default"/>
          <table:table-cell table:style-name="ce12"/>
          <table:table-cell table:style-name="Default"/>
          <table:table-cell table:style-name="ce1"/>
          <table:table-cell table:style-name="Default"/>
          <table:table-cell table:style-name="ce1" table:number-columns-repeated="249"/>
          <table:table-cell table:style-name="ce20"/>
          <table:table-cell table:number-columns-repeated="765"/>
        </table:table-row>
        <table:table-row table:style-name="ro1" table:number-rows-repeated="2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5" table:number-rows-repeated="3">
          <table:table-cell table:style-name="Default"/>
          <table:table-cell table:style-name="ce12" table:number-columns-repeated="2"/>
          <table:table-cell table:style-name="Default" table:number-columns-repeated="2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formula="of:=SUM([.E26:.E33])" office:value-type="float" office:value="0">
            <text:p>$0</text:p>
          </table:table-cell>
          <table:table-cell table:style-name="ce12" table:number-columns-repeated="3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number-columns-repeated="1022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4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 table:number-rows-repeated="2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 table:number-rows-repeated="6549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orporate Contribution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ce24"/>
        <table:table-column table:style-name="co12" table:default-cell-style-name="Default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2" table:number-columns-repeated="2" table:default-cell-style-name="ce28"/>
        <table:table-column table:style-name="co12" table:number-columns-repeated="248" table:default-cell-style-name="Default"/>
        <table:table-row table:style-name="ro7">
          <table:table-cell table:style-name="ce22" office:value-type="string" table:number-columns-spanned="3" table:number-rows-spanned="1">
            <text:p>Corporate Contributions</text:p>
          </table:table-cell>
          <table:covered-table-cell table:number-columns-repeated="2" table:style-name="ce22"/>
          <table:table-cell table:style-name="Default" table:number-columns-repeated="5"/>
          <table:table-cell table:number-columns-repeated="248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5"/>
          <table:table-cell table:number-columns-repeated="248"/>
        </table:table-row>
        <table:table-row table:style-name="ro3">
          <table:table-cell office:value-type="string">
            <text:p>Company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Expenditure</text:p>
          </table:table-cell>
          <table:table-cell table:style-name="Default" office:value-type="string">
            <text:p>fees</text:p>
          </table:table-cell>
          <table:table-cell table:style-name="Default" office:value-type="string">
            <text:p>programs</text:p>
          </table:table-cell>
          <table:table-cell table:style-name="Default" office:value-type="string">
            <text:p>hackfest</text:p>
          </table:table-cell>
          <table:table-cell table:style-name="Default" office:value-type="string">
            <text:p>Sysadmin</text:p>
          </table:table-cell>
          <table:table-cell table:style-name="Default" office:value-type="string">
            <text:p>Actual</text:p>
          </table:table-cell>
          <table:table-cell office:value-type="string">
            <text:p>Details</text:p>
          </table:table-cell>
          <table:table-cell table:number-columns-repeated="247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5"/>
          <table:table-cell table:number-columns-repeated="248"/>
        </table:table-row>
        <table:table-row table:style-name="ro3">
          <table:table-cell office:value-type="string">
            <text:p>Access</text:p>
          </table:table-cell>
          <table:table-cell table:formula="of:=SUM([.D5:.G5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Canonical</text:p>
          </table:table-cell>
          <table:table-cell table:formula="of:=SUM([.D6:.G6])" office:value-type="float" office:value="27000">
            <text:p>$27,000.00</text:p>
          </table:table-cell>
          <table:table-cell/>
          <table:table-cell office:value-type="float" office:value="10000">
            <text:p>$10,000.00</text:p>
          </table:table-cell>
          <table:table-cell office:value-type="float" office:value="2000">
            <text:p>$2,000.00</text:p>
          </table:table-cell>
          <table:table-cell/>
          <table:table-cell office:value-type="float" office:value="15000">
            <text:p>$15,000.00</text:p>
          </table:table-cell>
          <table:table-cell/>
          <table:table-cell office:value-type="string">
            <text:p>Accessibility program and one off for sysadmin to fix bugzilla</text:p>
          </table:table-cell>
          <table:table-cell table:number-columns-repeated="247"/>
        </table:table-row>
        <table:table-row table:style-name="ro3">
          <table:table-cell office:value-type="string">
            <text:p>Google</text:p>
          </table:table-cell>
          <table:table-cell table:formula="of:=SUM([.D7:.G7])" office:value-type="float" office:value="30000">
            <text:p>$30,000.00</text:p>
          </table:table-cell>
          <table:table-cell/>
          <table:table-cell office:value-type="float" office:value="10000">
            <text:p>$10,000.00</text:p>
          </table:table-cell>
          <table:table-cell table:style-name="ce29" office:value-type="float" office:value="15000">
            <text:p>$15,000.00</text:p>
          </table:table-cell>
          <table:table-cell/>
          <table:table-cell office:value-type="float" office:value="5000">
            <text:p>$5,000.00</text:p>
          </table:table-cell>
          <table:table-cell/>
          <table:table-cell office:value-type="string">
            <text:p>Summer of code program</text:p>
          </table:table-cell>
          <table:table-cell table:number-columns-repeated="247"/>
        </table:table-row>
        <table:table-row table:style-name="ro3">
          <table:table-cell office:value-type="string">
            <text:p>Hewett Packard </text:p>
          </table:table-cell>
          <table:table-cell table:formula="of:=SUM([.D8:.G8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IBM</text:p>
          </table:table-cell>
          <table:table-cell table:formula="of:=SUM([.D9:.G9])" office:value-type="float" office:value="10000">
            <text:p>$10,000.00</text:p>
          </table:table-cell>
          <table:table-cell/>
          <table:table-cell office:value-type="float" office:value="5000">
            <text:p>$5,000.00</text:p>
          </table:table-cell>
          <table:table-cell/>
          <table:table-cell office:value-type="float" office:value="5000">
            <text:p>$5,000.00</text:p>
          </table:table-cell>
          <table:table-cell table:number-columns-repeated="250"/>
        </table:table-row>
        <table:table-row table:style-name="ro3">
          <table:table-cell office:value-type="string">
            <text:p>Intel-Corporation</text:p>
          </table:table-cell>
          <table:table-cell table:formula="of:=SUM([.D10:.G10])" office:value-type="float" office:value="30000">
            <text:p>$30,000.00</text:p>
          </table:table-cell>
          <table:table-cell/>
          <table:table-cell office:value-type="float" office:value="10000">
            <text:p>$10,000.00</text:p>
          </table:table-cell>
          <table:table-cell office:value-type="float" office:value="5000">
            <text:p>$5,000.00</text:p>
          </table:table-cell>
          <table:table-cell office:value-type="float" office:value="15000">
            <text:p>$15,000.00</text:p>
          </table:table-cell>
          <table:table-cell table:number-columns-repeated="2"/>
          <table:table-cell office:value-type="string">
            <text:p>Accessibility program</text:p>
          </table:table-cell>
          <table:table-cell table:number-columns-repeated="247"/>
        </table:table-row>
        <table:table-row table:style-name="ro3">
          <table:table-cell office:value-type="string">
            <text:p>Motorola</text:p>
          </table:table-cell>
          <table:table-cell table:formula="of:=SUM([.D11:.G11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Nokia</text:p>
          </table:table-cell>
          <table:table-cell table:formula="of:=SUM([.D12:.G12])" office:value-type="float" office:value="15000">
            <text:p>$15,000.00</text:p>
          </table:table-cell>
          <table:table-cell/>
          <table:table-cell office:value-type="float" office:value="10000">
            <text:p>$10,000.00</text:p>
          </table:table-cell>
          <table:table-cell/>
          <table:table-cell office:value-type="float" office:value="5000">
            <text:p>$5,000.00</text:p>
          </table:table-cell>
          <table:table-cell table:number-columns-repeated="250"/>
        </table:table-row>
        <table:table-row table:style-name="ro3">
          <table:table-cell office:value-type="string">
            <text:p>Novell</text:p>
          </table:table-cell>
          <table:table-cell table:formula="of:=SUM([.D13:.G13])" office:value-type="float" office:value="12500">
            <text:p>$12,500.00</text:p>
          </table:table-cell>
          <table:table-cell/>
          <table:table-cell office:value-type="float" office:value="10000">
            <text:p>$10,000.00</text:p>
          </table:table-cell>
          <table:table-cell/>
          <table:table-cell office:value-type="float" office:value="2500">
            <text:p>$2,500.00</text:p>
          </table:table-cell>
          <table:table-cell table:number-columns-repeated="250"/>
        </table:table-row>
        <table:table-row table:style-name="ro3">
          <table:table-cell office:value-type="string">
            <text:p>Red Hat Inc.</text:p>
          </table:table-cell>
          <table:table-cell table:formula="of:=SUM([.D14:.G14])" office:value-type="float" office:value="15000">
            <text:p>$15,000.00</text:p>
          </table:table-cell>
          <table:table-cell/>
          <table:table-cell office:value-type="float" office:value="10000">
            <text:p>$10,000.00</text:p>
          </table:table-cell>
          <table:table-cell/>
          <table:table-cell office:value-type="float" office:value="5000">
            <text:p>$5,000.00</text:p>
          </table:table-cell>
          <table:table-cell table:number-columns-repeated="250"/>
        </table:table-row>
        <table:table-row table:style-name="ro3">
          <table:table-cell office:value-type="string">
            <text:p>Sun Microsystems, Inc.</text:p>
          </table:table-cell>
          <table:table-cell table:formula="of:=SUM([.D15:.G15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Igalia</text:p>
          </table:table-cell>
          <table:table-cell table:formula="of:=SUM([.D16:.G16])" office:value-type="float" office:value="7500">
            <text:p>$7,500.00</text:p>
          </table:table-cell>
          <table:table-cell/>
          <table:table-cell office:value-type="float" office:value="5000">
            <text:p>$5,000.00</text:p>
          </table:table-cell>
          <table:table-cell/>
          <table:table-cell office:value-type="float" office:value="2500">
            <text:p>$2,500.00</text:p>
          </table:table-cell>
          <table:table-cell table:number-columns-repeated="250"/>
        </table:table-row>
        <table:table-row table:style-name="ro3">
          <table:table-cell office:value-type="string">
            <text:p>sys admin</text:p>
          </table:table-cell>
          <table:table-cell table:number-columns-repeated="5"/>
          <table:table-cell office:value-type="float" office:value="10000">
            <text:p>$10,000.00</text:p>
          </table:table-cell>
          <table:table-cell table:number-columns-repeated="249"/>
        </table:table-row>
        <table:table-row table:style-name="ro3" table:number-rows-repeated="2">
          <table:table-cell/>
          <table:table-cell table:style-name="ce25"/>
          <table:table-cell/>
          <table:table-cell table:style-name="Default" table:number-columns-repeated="5"/>
          <table:table-cell table:number-columns-repeated="248"/>
        </table:table-row>
        <table:table-row table:style-name="ro3">
          <table:table-cell table:style-name="ce23" office:value-type="string">
            <text:p>Total</text:p>
          </table:table-cell>
          <table:table-cell table:style-name="ce26" table:formula="of:=SUM([.B5:.B16])" office:value-type="float" office:value="187000">
            <text:p>$187,000.00</text:p>
          </table:table-cell>
          <table:table-cell table:style-name="ce27"/>
          <table:table-cell table:style-name="ce26" table:formula="of:=SUM([.D5:.D16])" office:value-type="float" office:value="110000">
            <text:p>$110,000.00</text:p>
          </table:table-cell>
          <table:table-cell table:style-name="ce26" table:formula="of:=SUM([.E5:.E16])" office:value-type="float" office:value="22000">
            <text:p>$22,000.00</text:p>
          </table:table-cell>
          <table:table-cell table:style-name="ce26" table:formula="of:=SUM([.F5:.F16])" office:value-type="float" office:value="35000">
            <text:p>$35,000.00</text:p>
          </table:table-cell>
          <table:table-cell table:style-name="ce26" table:formula="of:=SUM([.G5:.G19])" office:value-type="float" office:value="30000">
            <text:p>$30,000.00</text:p>
          </table:table-cell>
          <table:table-cell table:number-columns-repeated="249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5"/>
          <table:table-cell table:number-columns-repeated="248"/>
        </table:table-row>
        <table:table-row table:style-name="ro3">
          <table:table-cell office:value-type="string">
            <text:p>Actual</text:p>
          </table:table-cell>
          <table:table-cell table:style-name="Default"/>
          <table:table-cell/>
          <table:table-cell table:style-name="Default" table:formula="of:=[Charges.I7]" office:value-type="currency" office:currency="USD" office:value="25000">
            <text:p>$25,000</text:p>
          </table:table-cell>
          <table:table-cell table:style-name="Default" table:number-columns-repeated="4"/>
          <table:table-cell table:number-columns-repeated="248"/>
        </table:table-row>
      </table:table>
      <table:table table:name="Wages and travel" table:style-name="ta3" table:print-ranges="'Wages and travel'.A1:'Wages and travel'.IV65536">
        <office:forms form:automatic-focus="false" form:apply-design-mode="false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250" table:default-cell-style-name="Default"/>
        <table:table-row table:style-name="ro2">
          <table:table-cell table:style-name="ce22" office:value-type="string" table:number-columns-spanned="3" table:number-rows-spanned="1">
            <text:p>Wages and Employee Travel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Expenditure</text:p>
          </table:table-cell>
          <table:table-cell table:style-name="ce1" office:value-type="string">
            <text:p>Actual</text:p>
          </table:table-cell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Zana Yuen (current)</text:p>
          </table:table-cell>
          <table:table-cell table:style-name="ce9"/>
          <table:table-cell table:style-name="ce29" office:value-type="float" office:value="-27500">
            <text:p>$-27,500.00</text:p>
          </table:table-cell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Zana Yuen Travel</text:p>
          </table:table-cell>
          <table:table-cell table:style-name="ce9"/>
          <table:table-cell table:style-name="ce29" office:value-type="float" office:value="-2500">
            <text:p>$-2,500.00</text:p>
          </table:table-cell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/>
          <table:table-cell table:style-name="ce29"/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8">
          <table:table-cell table:style-name="ce1" office:value-type="string">
            <text:p>Stormy Peters</text:p>
          </table:table-cell>
          <table:table-cell table:style-name="ce9"/>
          <table:table-cell table:style-name="ce25" office:value-type="float" office:value="-96000">
            <text:p>$-96,000.00</text:p>
          </table:table-cell>
          <table:table-cell table:style-name="ce9"/>
          <table:table-cell table:style-name="Default" office:value-type="string">
            <text:p>Base $96000 per year + expected %25 bonus to be paid out of funds above our expected income</text:p>
          </table:table-cell>
          <table:table-cell table:style-name="ce32"/>
          <table:table-cell table:number-columns-repeated="250"/>
        </table:table-row>
        <table:table-row table:style-name="ro1">
          <table:table-cell table:style-name="ce1" office:value-type="string">
            <text:p>Stormy Peters Travel</text:p>
          </table:table-cell>
          <table:table-cell table:style-name="ce9"/>
          <table:table-cell table:style-name="ce25" office:value-type="float" office:value="-20000">
            <text:p>$-20,000.00</text:p>
          </table:table-cell>
          <table:table-cell table:style-name="ce9" table:formula="of:=[.H17]" office:value-type="float" office:value="2645.48">
            <text:p>$2,645.48</text:p>
          </table:table-cell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office:value-type="string">
            <text:p>Discretionary bonus</text:p>
          </table:table-cell>
          <table:table-cell table:style-name="ce9"/>
          <table:table-cell table:style-name="ce25" office:value-type="float" office:value="-6000">
            <text:p>$-6,000.00</text:p>
          </table:table-cell>
          <table:table-cell table:style-name="ce33" office:value-type="currency" office:currency="USD" office:value="1750">
            <text:p>$1,750.00</text:p>
          </table:table-cell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office:value-type="string">
            <text:p>Concrete goals</text:p>
          </table:table-cell>
          <table:table-cell table:style-name="ce9"/>
          <table:table-cell table:style-name="ce25" office:value-type="float" office:value="2600">
            <text:p>$2,600.00</text:p>
          </table:table-cell>
          <table:table-cell table:style-name="ce9" office:value-type="float" office:value="2600">
            <text:p>$2,600.00</text:p>
          </table:table-cell>
          <table:table-cell table:style-name="ce1" office:value-type="string">
            <text:p>budget to be added as we reach fundraising milestones</text:p>
          </table:table-cell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9"/>
          <table:table-cell table:style-name="ce25"/>
          <table:table-cell table:style-name="ce9"/>
          <table:table-cell table:style-name="ce1" table:number-columns-repeated="2"/>
          <table:table-cell table:number-columns-repeated="250"/>
        </table:table-row>
        <table:table-row table:style-name="ro3">
          <table:table-cell table:style-name="ce30" office:value-type="string">
            <text:p>Paychex fees</text:p>
          </table:table-cell>
          <table:table-cell table:style-name="ce31"/>
          <table:table-cell table:style-name="ce25" office:value-type="float" office:value="-2400">
            <text:p>$-2,400.00</text:p>
          </table:table-cell>
          <table:table-cell table:style-name="ce34"/>
          <table:table-cell table:style-name="Default"/>
          <table:table-cell table:style-name="ce35"/>
          <table:table-cell table:number-columns-repeated="250"/>
        </table:table-row>
        <table:table-row table:style-name="ro3">
          <table:table-cell table:style-name="ce30"/>
          <table:table-cell table:style-name="ce31"/>
          <table:table-cell table:style-name="ce25"/>
          <table:table-cell table:style-name="ce34"/>
          <table:table-cell table:style-name="Default"/>
          <table:table-cell table:style-name="ce35"/>
          <table:table-cell table:number-columns-repeated="250"/>
        </table:table-row>
        <table:table-row table:style-name="ro3">
          <table:table-cell table:style-name="ce30" office:value-type="string">
            <text:p>Payroll taxes</text:p>
          </table:table-cell>
          <table:table-cell table:style-name="ce31"/>
          <table:table-cell table:style-name="ce25" table:formula="of:=0.0765*(106500+[.C4])" office:value-type="float" office:value="6043.5">
            <text:p>$6,043.50</text:p>
          </table:table-cell>
          <table:table-cell table:style-name="ce34"/>
          <table:table-cell table:style-name="Default"/>
          <table:table-cell table:style-name="ce35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" office:value-type="string">
            <text:p>Sys Admin</text:p>
          </table:table-cell>
          <table:table-cell table:style-name="ce9"/>
          <table:table-cell table:style-name="ce28" office:value-type="float" office:value="-30000">
            <text:p>-$30,000.00</text:p>
          </table:table-cell>
          <table:table-cell table:style-name="ce9"/>
          <table:table-cell table:style-name="ce1" office:value-type="string">
            <text:p>Base of $60K, hire by July.</text:p>
          </table:table-cell>
          <table:table-cell table:style-name="ce1"/>
          <table:table-cell office:value-type="string">
            <text:p>Stormy's Travel</text:p>
          </table:table-cell>
          <table:table-cell table:number-columns-repeated="249"/>
        </table:table-row>
        <table:table-row table:style-name="ro9">
          <table:table-cell table:style-name="ce1"/>
          <table:table-cell table:style-name="Default"/>
          <table:table-cell table:style-name="ce32"/>
          <table:table-cell table:style-name="ce9"/>
          <table:table-cell table:style-name="ce1"/>
          <table:table-cell table:style-name="ce32"/>
          <table:table-cell office:value-type="string">
            <text:p>Total</text:p>
          </table:table-cell>
          <table:table-cell table:formula="of:=SUM([.H18:.H35])" office:value-type="float" office:value="2645.48">
            <text:p>2645.48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/>
          <table:table-cell office:value-type="string">
            <text:p>SCALE</text:p>
          </table:table-cell>
          <table:table-cell office:value-type="float" office:value="708.32">
            <text:p>708.32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Grand total</text:p>
          </table:table-cell>
          <table:table-cell table:style-name="ce29" table:formula="of:=SUM([.B3:.B18])" office:value-type="float" office:value="0">
            <text:p>$0.00</text:p>
          </table:table-cell>
          <table:table-cell table:style-name="ce29" table:formula="of:=SUM([.C3:.C18])" office:value-type="float" office:value="-175756.5">
            <text:p>$-175,756.50</text:p>
          </table:table-cell>
          <table:table-cell table:style-name="ce20" table:number-columns-repeated="2"/>
          <table:table-cell/>
          <table:table-cell office:value-type="string">
            <text:p>HFOSS</text:p>
          </table:table-cell>
          <table:table-cell office:value-type="float" office:value="577.26">
            <text:p>577.2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>
            <text:p>OsiM USA</text:p>
          </table:table-cell>
          <table:table-cell office:value-type="float" office:value="570.77">
            <text:p>570.77</text:p>
          </table:table-cell>
          <table:table-cell table:number-columns-repeated="248"/>
        </table:table-row>
        <table:table-row table:style-name="ro3">
          <table:table-cell office:value-type="string">
            <text:p>Actual</text:p>
          </table:table-cell>
          <table:table-cell/>
          <table:table-cell table:formula="of:=[Charges.I4]" office:value-type="currency" office:currency="USD" office:value="-40724.25">
            <text:p>-$40,724</text:p>
          </table:table-cell>
          <table:table-cell table:number-columns-repeated="3"/>
          <table:table-cell office:value-type="string">
            <text:p>OsiM Hong Kong</text:p>
          </table:table-cell>
          <table:table-cell office:value-type="float" office:value="386.8">
            <text:p>386.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>
            <text:p>OSBC</text:p>
          </table:table-cell>
          <table:table-cell office:value-type="float" office:value="402.33">
            <text:p>402.3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>
            <text:p>Collaboration Summit</text:p>
          </table:table-cell>
          <table:table-cell table:number-columns-repeated="249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rograms" table:style-name="ta4" table:print-ranges="Programs.A1:Programs.IV65536">
        <office:forms form:automatic-focus="false" form:apply-design-mode="false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2" table:default-cell-style-name="ce3"/>
        <table:table-column table:style-name="co20" table:default-cell-style-name="ce3"/>
        <table:table-column table:style-name="co23" table:default-cell-style-name="ce3"/>
        <table:table-column table:style-name="co21" table:number-columns-repeated="250" table:default-cell-style-name="Default"/>
        <table:table-row table:style-name="ro2">
          <table:table-cell table:style-name="ce22" office:value-type="string" table:number-columns-spanned="3" table:number-rows-spanned="1">
            <text:p>Programs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32" office:value-type="string">
            <text:p>Income</text:p>
          </table:table-cell>
          <table:table-cell table:style-name="ce9" office:value-type="string">
            <text:p>Expenditure</text:p>
          </table:table-cell>
          <table:table-cell table:style-name="ce9" office:value-type="string">
            <text:p>Per-Item total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2"/>
          <table:table-cell table:style-name="ce9" table:number-columns-repeated="2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Google Highly Open Contest</text:p>
          </table:table-cell>
          <table:table-cell table:style-name="ce32"/>
          <table:table-cell table:style-name="ce9"/>
          <table:table-cell table:style-name="ce29" table:formula="of:=SUM([.C5:.C6])" office:value-type="float" office:value="0">
            <text:p>$0.00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2"/>
          <table:table-cell table:style-name="ce29"/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Google Summer of Code</text:p>
          </table:table-cell>
          <table:table-cell table:style-name="ce32"/>
          <table:table-cell table:style-name="ce29"/>
          <table:table-cell table:style-name="ce9" table:formula="of:=SUM([.B7:.C7])" office:value-type="float" office:value="15000">
            <text:p>$15,000.00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- Income</text:p>
          </table:table-cell>
          <table:table-cell table:style-name="ce29" office:value-type="float" office:value="15000">
            <text:p>$15,000.00</text:p>
          </table:table-cell>
          <table:table-cell table:style-name="ce32"/>
          <table:table-cell table:style-name="ce9"/>
          <table:table-cell table:style-name="ce1"/>
          <table:table-cell table:style-name="Default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"/>
          <table:table-cell table:style-name="ce32"/>
          <table:table-cell table:style-name="ce29"/>
          <table:table-cell table:style-name="ce9" table:formula="of:=SUM([.B10:.C15])" office:value-type="float" office:value="-30000">
            <text:p>-$30,000.00</text:p>
          </table:table-cell>
          <table:table-cell table:style-name="ce1" table:number-columns-repeated="2"/>
          <table:table-cell table:number-columns-repeated="250"/>
        </table:table-row>
        <table:table-row table:style-name="ro3">
          <table:table-cell table:style-name="ce1"/>
          <table:table-cell table:style-name="ce32"/>
          <table:table-cell table:style-name="ce29"/>
          <table:table-cell table:style-name="ce9"/>
          <table:table-cell table:style-name="ce1"/>
          <table:table-cell table:style-name="Default"/>
          <table:table-cell table:number-columns-repeated="250"/>
        </table:table-row>
        <table:table-row table:style-name="ro6">
          <table:table-cell table:style-name="ce1" office:value-type="string">
            <text:p>Accessibility Program</text:p>
          </table:table-cell>
          <table:table-cell table:style-name="ce32"/>
          <table:table-cell table:style-name="ce29" table:formula="of:=-(30000+[.B12]+[.B13])" office:value-type="float" office:value="-50000">
            <text:p>$-50,000.00</text:p>
          </table:table-cell>
          <table:table-cell table:style-name="ce9"/>
          <table:table-cell table:style-name="ce1"/>
          <table:table-cell table:style-name="ce1" office:value-type="string">
            <text:p>Includes $30K earmarked for accessibility from last yea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Mozilla</text:p>
          </table:table-cell>
          <table:table-cell table:style-name="ce29" office:value-type="float" office:value="5000">
            <text:p>$5,000.00</text:p>
          </table:table-cell>
          <table:table-cell table:style-name="ce32"/>
          <table:table-cell table:style-name="ce9"/>
          <table:table-cell table:style-name="ce1" table:number-columns-repeated="2"/>
          <table:table-cell table:number-columns-repeated="250"/>
        </table:table-row>
        <table:table-row table:style-name="ro3">
          <table:table-cell table:style-name="ce1" office:value-type="string">
            <text:p>IBM</text:p>
          </table:table-cell>
          <table:table-cell table:style-name="ce29" office:value-type="float" office:value="15000">
            <text:p>$15,000.00</text:p>
          </table:table-cell>
          <table:table-cell table:style-name="ce32"/>
          <table:table-cell table:style-name="ce9"/>
          <table:table-cell table:style-name="ce1" table:number-columns-repeated="2"/>
          <table:table-cell table:number-columns-repeated="250"/>
        </table:table-row>
        <table:table-row table:style-name="ro3" table:number-rows-repeated="2">
          <table:table-cell table:style-name="ce1"/>
          <table:table-cell table:style-name="ce36"/>
          <table:table-cell table:style-name="ce29"/>
          <table:table-cell table:style-name="ce9"/>
          <table:table-cell table:style-name="ce1"/>
          <table:table-cell table:number-columns-repeated="251"/>
        </table:table-row>
        <table:table-row table:style-name="ro1">
          <table:table-cell table:style-name="ce1"/>
          <table:table-cell table:style-name="ce32"/>
          <table:table-cell table:style-name="ce9" table:number-columns-repeated="2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20" office:value-type="string">
            <text:p>Grand total</text:p>
          </table:table-cell>
          <table:table-cell table:style-name="ce37" table:formula="of:=SUM([.B3:.B16])" office:value-type="float" office:value="35000">
            <text:p>$35,000.00</text:p>
          </table:table-cell>
          <table:table-cell table:style-name="ce37" table:formula="of:=SUM([.C3:.C16])" office:value-type="float" office:value="-50000">
            <text:p>$-50,000.00</text:p>
          </table:table-cell>
          <table:table-cell table:style-name="ce29" table:formula="of:=SUM([.D3:.D16])" office:value-type="float" office:value="-15000">
            <text:p>$-15,000.00</text:p>
          </table:table-cell>
          <table:table-cell table:style-name="ce20" table:number-columns-repeated="2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TODO: have separate totals for income and expenditures</text:p>
          </table:table-cell>
          <table:table-cell table:style-name="ce32"/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tual</text:p>
          </table:table-cell>
          <table:table-cell table:formula="of:=[Charges.I8]" office:value-type="currency" office:currency="USD" office:value="-7000">
            <text:p>-$7,000</text:p>
          </table:table-cell>
          <table:table-cell table:number-columns-repeated="254"/>
        </table:table-row>
        <table:table-row table:style-name="ro3" table:number-rows-repeated="6551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ackfests" table:style-name="ta5" table:print-ranges="Hackfests.A1:Hackfests.IV65535">
        <table:table-column table:style-name="co24" table:number-columns-repeated="2" table:default-cell-style-name="ce3"/>
        <table:table-column table:style-name="co17" table:default-cell-style-name="ce3"/>
        <table:table-column table:style-name="co25" table:default-cell-style-name="ce3"/>
        <table:table-column table:style-name="co20" table:default-cell-style-name="ce3"/>
        <table:table-column table:style-name="co26" table:default-cell-style-name="ce41"/>
        <table:table-column table:style-name="co27" table:default-cell-style-name="Default"/>
        <table:table-column table:style-name="co21" table:number-columns-repeated="249" table:default-cell-style-name="Default"/>
        <table:table-row table:style-name="ro2">
          <table:table-cell table:style-name="ce22" office:value-type="string" table:number-columns-spanned="3" table:number-rows-spanned="1">
            <text:p>Hackfests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32"/>
          <table:table-cell table:style-name="ce9" office:value-type="string">
            <text:p>Amount</text:p>
          </table:table-cell>
          <table:table-cell table:style-name="ce9" office:value-type="string">
            <text:p>Total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8"/>
          <table:table-cell table:style-name="ce9" table:number-columns-repeated="2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GTK+ Hackfest</text:p>
          </table:table-cell>
          <table:table-cell table:style-name="ce38"/>
          <table:table-cell table:style-name="ce9"/>
          <table:table-cell table:style-name="ce29" table:formula="of:=SUM([.B5:.C5])" office:value-type="float" office:value="-5000">
            <text:p>$-5,000.00</text:p>
          </table:table-cell>
          <table:table-cell table:style-name="ce1"/>
          <table:table-cell table:style-name="ce20" office:value-type="string">
            <text:p>Accelerate GTK+3.0 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 GNOME Foundation cost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8"/>
          <table:table-cell table:style-name="ce39"/>
          <table:table-cell table:style-name="ce9"/>
          <table:table-cell table:style-name="ce1"/>
          <table:table-cell table:number-columns-repeated="251"/>
        </table:table-row>
        <table:table-row table:style-name="ro3">
          <table:table-cell table:style-name="ce1" office:value-type="string">
            <text:p>Internet/Desktop integration</text:p>
          </table:table-cell>
          <table:table-cell table:style-name="ce38"/>
          <table:table-cell table:style-name="ce9"/>
          <table:table-cell table:style-name="ce29" table:formula="of:=SUM([.B8:.C8])" office:value-type="float" office:value="-5000">
            <text:p>$-5,000.00</text:p>
          </table:table-cell>
          <table:table-cell table:style-name="ce1"/>
          <table:table-cell table:style-name="ce20" office:value-type="string">
            <text:p>To continue GNOME's relevance as more people move their lives onlin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- Cost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6">
          <table:table-cell table:style-name="ce1" office:value-type="string">
            <text:p>User Experience Hackfest</text:p>
          </table:table-cell>
          <table:table-cell table:style-name="ce38"/>
          <table:table-cell table:style-name="ce39"/>
          <table:table-cell table:style-name="ce25" table:formula="of:=SUM([.B11:.C11])" office:value-type="float" office:value="-5000">
            <text:p>$-5,000.00</text:p>
          </table:table-cell>
          <table:table-cell table:style-name="ce1"/>
          <table:table-cell office:value-type="string">
            <text:p>Get GNOME usability and visual designers together to explore a more modern GNOME Look and Feel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- Costs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29"/>
          <table:table-cell table:style-name="ce1"/>
          <table:table-cell table:number-columns-repeated="251"/>
        </table:table-row>
        <table:table-row table:style-name="ro1">
          <table:table-cell table:style-name="ce1"/>
          <table:table-cell table:style-name="ce38"/>
          <table:table-cell table:style-name="ce39"/>
          <table:table-cell table:style-name="ce29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Boston Summit Hackfests</text:p>
          </table:table-cell>
          <table:table-cell table:style-name="ce38"/>
          <table:table-cell table:style-name="Default"/>
          <table:table-cell table:style-name="ce25" table:formula="of:=SUM([.B14:.C14])" office:value-type="float" office:value="-4000">
            <text:p>$-4,000.00</text:p>
          </table:table-cell>
          <table:table-cell table:style-name="ce1"/>
          <table:table-cell table:style-name="ce20" office:value-type="string">
            <text:p>Money set aside for various hackfests during the Boston summi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- Costs</text:p>
          </table:table-cell>
          <table:table-cell table:style-name="ce38"/>
          <table:table-cell table:style-name="ce40" office:value-type="currency" office:currency="USD" office:value="-4000">
            <text:p>-$4,000</text:p>
          </table:table-cell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style-name="ce1"/>
          <table:table-cell table:style-name="ce38"/>
          <table:table-cell table:style-name="ce39"/>
          <table:table-cell table:style-name="Default"/>
          <table:table-cell table:style-name="ce1"/>
          <table:table-cell table:style-name="ce20"/>
          <table:table-cell table:number-columns-repeated="250"/>
        </table:table-row>
        <table:table-row table:style-name="ro10">
          <table:table-cell table:style-name="ce1" office:value-type="string">
            <text:p>GNOME Mobile Hackfest</text:p>
          </table:table-cell>
          <table:table-cell table:style-name="ce38"/>
          <table:table-cell table:style-name="Default"/>
          <table:table-cell table:style-name="ce25" table:formula="of:=SUM([.B17:.C17])" office:value-type="float" office:value="-5000">
            <text:p>$-5,000.00</text:p>
          </table:table-cell>
          <table:table-cell table:style-name="ce1"/>
          <table:table-cell table:style-name="ce20" office:value-type="string">
            <text:p>GNOME Mobile is important to the GNOME ecosystem. <text:s/>This hackfest would focus on bringing developers from the different mobile stacks together.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 Cost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29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style-name="ce1"/>
          <table:table-cell table:style-name="ce38"/>
          <table:table-cell table:style-name="ce39"/>
          <table:table-cell table:style-name="ce29"/>
          <table:table-cell table:style-name="ce1"/>
          <table:table-cell table:style-name="ce20"/>
          <table:table-cell table:number-columns-repeated="250"/>
        </table:table-row>
        <table:table-row table:style-name="ro6">
          <table:table-cell table:style-name="ce1" office:value-type="string">
            <text:p>Accessibility Hackfest</text:p>
          </table:table-cell>
          <table:table-cell table:style-name="ce38"/>
          <table:table-cell table:style-name="Default"/>
          <table:table-cell table:style-name="ce25" table:formula="of:=SUM([.B20:.C20])" office:value-type="float" office:value="-5000">
            <text:p>$-5,000.00</text:p>
          </table:table-cell>
          <table:table-cell table:style-name="ce1"/>
          <table:table-cell table:style-name="ce20" office:value-type="string">
            <text:p>Finishing up the D-Bus ATSPI layer and continuing to define GNOME Accessibility in light of new technologies within GNOM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- Cost</text:p>
          </table:table-cell>
          <table:table-cell table:style-name="Default"/>
          <table:table-cell table:style-name="ce39" office:value-type="float" office:value="-5000">
            <text:p>-$5000</text:p>
          </table:table-cell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39"/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Profiling and Performance Hackfest</text:p>
          </table:table-cell>
          <table:table-cell table:style-name="ce38"/>
          <table:table-cell table:style-name="Default"/>
          <table:table-cell table:style-name="ce25" table:formula="of:=SUM([.B23:.C23])" office:value-type="float" office:value="-5000">
            <text:p>$-5,000.00</text:p>
          </table:table-cell>
          <table:table-cell table:style-name="ce1"/>
          <table:table-cell table:style-name="ce20" office:value-type="string">
            <text:p>Finishing up the D-Bus ATSPI layer and continuing to define GNOME Accessibility in light of new technologies within GNOM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- Cost</text:p>
          </table:table-cell>
          <table:table-cell table:style-name="Default"/>
          <table:table-cell table:style-name="ce39" office:value-type="float" office:value="-5000">
            <text:p>-$5000</text:p>
          </table:table-cell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1" table:number-rows-repeated="3">
          <table:table-cell table:style-name="Default" table:number-columns-repeated="2"/>
          <table:table-cell table:style-name="ce39"/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style-name="ce20" office:value-type="string">
            <text:p>Grand total</text:p>
          </table:table-cell>
          <table:table-cell table:style-name="ce39"/>
          <table:table-cell table:style-name="ce29"/>
          <table:table-cell table:style-name="ce29" table:formula="of:=SUM([.D4:.D22])" office:value-type="float" office:value="-34000">
            <text:p>$-34,000.00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number-columns-repeated="4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250"/>
        </table:table-row>
        <table:table-row table:style-name="ro1">
          <table:table-cell office:value-type="string">
            <text:p>Actual</text:p>
          </table:table-cell>
          <table:table-cell table:number-columns-repeated="2"/>
          <table:table-cell table:formula="of:=[Charges.I5]" office:value-type="currency" office:currency="USD" office:value="8281.15">
            <text:p>$8,28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munity development" table:style-name="ta6" table:print-ranges="'Community development'.A1:'Community development'.IV65536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8" table:default-cell-style-name="ce3"/>
        <table:table-column table:style-name="co28" table:default-cell-style-name="ce3"/>
        <table:table-column table:style-name="co21" table:number-columns-repeated="251" table:default-cell-style-name="Default"/>
        <table:table-row table:style-name="ro2">
          <table:table-cell table:style-name="ce22" office:value-type="string" table:number-columns-spanned="3" table:number-rows-spanned="1">
            <text:p>Community development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9" office:value-type="string">
            <text:p>Amount</text:p>
          </table:table-cell>
          <table:table-cell table:style-name="ce9" office:value-type="string">
            <text:p>Total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Event boxes</text:p>
          </table:table-cell>
          <table:table-cell table:style-name="ce9"/>
          <table:table-cell table:style-name="ce29" table:formula="of:=SUM([.B5:.B6])" office:value-type="float" office:value="-2500">
            <text:p>$-2,500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US</text:p>
          </table:table-cell>
          <table:table-cell table:style-name="ce29" office:value-type="float" office:value="-1000">
            <text:p>$-1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EU</text:p>
          </table:table-cell>
          <table:table-cell table:style-name="ce29" office:value-type="float" office:value="-1500">
            <text:p>$-1,5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" office:value-type="string">
            <text:p>Latin America Tour</text:p>
          </table:table-cell>
          <table:table-cell table:style-name="ce29"/>
          <table:table-cell table:style-name="ce9" table:formula="of:=SUM([.B9:.B10])" office:value-type="float" office:value="-6000">
            <text:p>-$6,000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3">
          <table:table-cell table:style-name="ce1" office:value-type="string">
            <text:p>- Chile</text:p>
          </table:table-cell>
          <table:table-cell table:style-name="ce29" office:value-type="float" office:value="-3000">
            <text:p>$-3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3">
          <table:table-cell table:style-name="ce1" office:value-type="string">
            <text:p>- Peru</text:p>
          </table:table-cell>
          <table:table-cell table:style-name="ce29" office:value-type="float" office:value="-3000">
            <text:p>$-3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Local groups</text:p>
          </table:table-cell>
          <table:table-cell table:style-name="ce9"/>
          <table:table-cell table:style-name="ce29" table:formula="of:=SUM([.B13:.B18])" office:value-type="float" office:value="-9371">
            <text:p>$-9,371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Default"/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Peru</text:p>
          </table:table-cell>
          <table:table-cell table:style-name="ce29" office:value-type="float" office:value="-2000">
            <text:p>$-2,000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- India</text:p>
          </table:table-cell>
          <table:table-cell table:style-name="ce29" office:value-type="float" office:value="-2000">
            <text:p>$-2,000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- Brazil</text:p>
          </table:table-cell>
          <table:table-cell table:style-name="ce29" office:value-type="float" office:value="-2000">
            <text:p>$-2,000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- France</text:p>
          </table:table-cell>
          <table:table-cell table:style-name="ce9" office:value-type="float" office:value="-371">
            <text:p>-$371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3">
          <table:table-cell table:style-name="ce1" office:value-type="string">
            <text:p>- GNOME.Asia</text:p>
          </table:table-cell>
          <table:table-cell table:style-name="ce9" office:value-type="float" office:value="-3000">
            <text:p>-$3,000.00</text:p>
          </table:table-cell>
          <table:table-cell table:style-name="ce9"/>
          <table:table-cell table:style-name="ce1"/>
          <table:table-cell table:style-name="Default" office:value-type="string">
            <text:p>This was $4K last year.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General budget</text:p>
          </table:table-cell>
          <table:table-cell table:style-name="ce9"/>
          <table:table-cell table:style-name="ce29" table:formula="of:=SUM([.B21:.B21])" office:value-type="float" office:value="-10000">
            <text:p>$-10,000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Travel assistance requests</text:p>
          </table:table-cell>
          <table:table-cell table:style-name="ce29" office:value-type="float" office:value="-10000">
            <text:p>$-10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20" table:number-columns-repeated="2"/>
          <table:table-cell table:style-name="ce29" table:formula="of:=SUM([.C4:.C21])" office:value-type="float" office:value="-27871">
            <text:p>$-27,871.00</text:p>
          </table:table-cell>
          <table:table-cell table:style-name="ce1"/>
          <table:table-cell table:style-name="ce20" office:value-type="string">
            <text:p>We spent $26K last year.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table:number-columns-repeated="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tual</text:p>
          </table:table-cell>
          <table:table-cell/>
          <table:table-cell table:formula="of:=[Charges.I10]" office:value-type="currency" office:currency="USD" office:value="-64.97">
            <text:p>-$65</text:p>
          </table:table-cell>
          <table:table-cell table:number-columns-repeated="253"/>
        </table:table-row>
        <table:table-row table:style-name="ro3" table:number-rows-repeated="65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rketing" table:style-name="ta7" table:print-ranges="Marketing.A1:Marketing.IV65536">
        <table:table-column table:style-name="co29" table:default-cell-style-name="ce3"/>
        <table:table-column table:style-name="co16" table:number-columns-repeated="2" table:default-cell-style-name="ce3"/>
        <table:table-column table:style-name="co30" table:default-cell-style-name="ce3"/>
        <table:table-column table:style-name="co31" table:default-cell-style-name="ce3"/>
        <table:table-column table:style-name="co21" table:number-columns-repeated="251" table:default-cell-style-name="Default"/>
        <table:table-row table:style-name="ro2">
          <table:table-cell table:style-name="ce22" office:value-type="string" table:number-columns-spanned="3" table:number-rows-spanned="1">
            <text:p>Marketing budget</text:p>
          </table:table-cell>
          <table:covered-table-cell table:number-columns-repeated="2" table:style-name="ce2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 office:value-type="string">
            <text:p>Item</text:p>
          </table:table-cell>
          <table:table-cell table:style-name="ce9" office:value-type="string">
            <text:p>Cost (est)</text:p>
          </table:table-cell>
          <table:table-cell table:style-name="ce9" office:value-type="string">
            <text:p>Total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 office:value-type="string">
            <text:p>Annual report 2009</text:p>
          </table:table-cell>
          <table:table-cell table:style-name="ce29"/>
          <table:table-cell table:style-name="ce9" table:formula="of:=SUM([.B5:.B7])" office:value-type="float" office:value="-2700">
            <text:p>-$2,700.00</text:p>
          </table:table-cell>
          <table:table-cell table:style-name="ce20"/>
          <table:table-cell table:style-name="ce20" office:value-type="string">
            <text:p>Printing in Decembe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- Design</text:p>
          </table:table-cell>
          <table:table-cell table:style-name="ce29" office:value-type="float" office:value="-1200">
            <text:p>$-1,200.00</text:p>
          </table:table-cell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3">
          <table:table-cell table:style-name="ce1" office:value-type="string">
            <text:p>- Printing</text:p>
          </table:table-cell>
          <table:table-cell table:style-name="ce29" office:value-type="float" office:value="-1200">
            <text:p>$-1,200.00</text:p>
          </table:table-cell>
          <table:table-cell table:style-name="ce9"/>
          <table:table-cell table:style-name="ce20"/>
          <table:table-cell table:style-name="ce20" office:value-type="string">
            <text:p>200 copies, 25 pages, lulu.com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- Sending</text:p>
          </table:table-cell>
          <table:table-cell table:style-name="ce29" office:value-type="float" office:value="-300">
            <text:p>$-300.00</text:p>
          </table:table-cell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style-name="ce1"/>
          <table:table-cell table:style-name="ce29"/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3">
          <table:table-cell table:style-name="ce1"/>
          <table:table-cell table:style-name="ce25"/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Printing (FoG brochures, posters, t-shirts, mugs)</text:p>
          </table:table-cell>
          <table:table-cell table:style-name="ce32"/>
          <table:table-cell table:style-name="ce29" office:value-type="float" office:value="-5000">
            <text:p>$-5,000.00</text:p>
          </table:table-cell>
          <table:table-cell table:style-name="ce20" table:number-columns-repeated="2"/>
          <table:table-cell table:number-columns-repeated="251"/>
        </table:table-row>
        <table:table-row table:style-name="ro1" table:number-rows-repeated="2">
          <table:table-cell table:style-name="ce1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6">
          <table:table-cell table:style-name="ce1" office:value-type="string">
            <text:p>Grand Total</text:p>
          </table:table-cell>
          <table:table-cell table:style-name="ce32"/>
          <table:table-cell table:style-name="ce29" table:formula="of:=SUM([.C4:.C14])" office:value-type="float" office:value="-7700">
            <text:p>$-7,700.00</text:p>
          </table:table-cell>
          <table:table-cell table:style-name="ce20"/>
          <table:table-cell table:style-name="ce20" office:value-type="string">
            <text:p>Was $5K last year. Left it at this amount because of the new Friends of GNOME.</text:p>
          </table:table-cell>
          <table:table-cell table:number-columns-repeated="251"/>
        </table:table-row>
        <table:table-row table:style-name="ro1" table:number-rows-repeated="2">
          <table:table-cell table:style-name="ce20" table:number-columns-repeated="5"/>
          <table:table-cell table:number-columns-repeated="251"/>
        </table:table-row>
        <table:table-row table:style-name="ro3">
          <table:table-cell office:value-type="string">
            <text:p>Actual</text:p>
          </table:table-cell>
          <table:table-cell/>
          <table:table-cell table:formula="of:=[Charges.I6]" office:value-type="currency" office:currency="USD" office:value="-480">
            <text:p>-$480</text:p>
          </table:table-cell>
          <table:table-cell table:number-columns-repeated="253"/>
        </table:table-row>
        <table:table-row table:style-name="ro3" table:number-rows-repeated="6551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dmin" table:style-name="ta8" table:print-ranges="Admin.A1:Admin.IV65534">
        <table:table-column table:style-name="co32" table:default-cell-style-name="ce3"/>
        <table:table-column table:style-name="co16" table:number-columns-repeated="2" table:default-cell-style-name="ce3"/>
        <table:table-column table:style-name="co30" table:default-cell-style-name="ce3"/>
        <table:table-column table:style-name="co33" table:default-cell-style-name="ce3"/>
        <table:table-column table:style-name="co21" table:number-columns-repeated="251" table:default-cell-style-name="Default"/>
        <table:table-row table:style-name="ro2">
          <table:table-cell table:style-name="ce22" office:value-type="string" table:number-columns-spanned="3" table:number-rows-spanned="1">
            <text:p>Legal Fees budget</text:p>
          </table:table-cell>
          <table:covered-table-cell table:number-columns-repeated="2" table:style-name="ce2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 office:value-type="string">
            <text:p>Item</text:p>
          </table:table-cell>
          <table:table-cell table:style-name="ce9" office:value-type="string">
            <text:p>Cost (est)</text:p>
          </table:table-cell>
          <table:table-cell table:style-name="ce9" office:value-type="string">
            <text:p>Total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3">
          <table:table-cell table:style-name="ce1" office:value-type="string">
            <text:p>Insurance</text:p>
          </table:table-cell>
          <table:table-cell table:style-name="ce9"/>
          <table:table-cell table:style-name="ce9" table:formula="of:=SUM([.B5:.B6])" office:value-type="float" office:value="-2200">
            <text:p>-$2,200.00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 office:value-type="string">
            <text:p>- Board &amp; Officers Insurance</text:p>
          </table:table-cell>
          <table:table-cell table:style-name="ce29" office:value-type="float" office:value="-1000">
            <text:p>$-1,000.00</text:p>
          </table:table-cell>
          <table:table-cell table:style-name="ce9"/>
          <table:table-cell table:style-name="ce20"/>
          <table:table-cell table:style-name="ce20" office:value-type="string">
            <text:p>goes from March to March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- Liability Insurance</text:p>
          </table:table-cell>
          <table:table-cell table:style-name="ce29" office:value-type="float" office:value="-1200">
            <text:p>$-1,200.00</text:p>
          </table:table-cell>
          <table:table-cell table:style-name="ce9"/>
          <table:table-cell table:style-name="ce20"/>
          <table:table-cell table:style-name="ce20" office:value-type="string">
            <text:p>goes from March to March</text:p>
          </table:table-cell>
          <table:table-cell table:number-columns-repeated="251"/>
        </table:table-row>
        <table:table-row table:style-name="ro3">
          <table:table-cell table:style-name="ce30" office:value-type="string">
            <text:p>Accountant</text:p>
          </table:table-cell>
          <table:table-cell table:style-name="ce43"/>
          <table:table-cell table:style-name="ce34" office:value-type="currency" office:currency="USD" office:value="-3500">
            <text:p>-$3,500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42" office:value-type="string">
            <text:p>taxes, registration, etc</text:p>
          </table:table-cell>
          <table:table-cell table:style-name="ce42"/>
          <table:table-cell table:style-name="ce44" office:value-type="currency" office:currency="USD" office:value="-300">
            <text:p>-$300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30" office:value-type="string">
            <text:p>office supplies</text:p>
          </table:table-cell>
          <table:table-cell table:style-name="ce43"/>
          <table:table-cell table:style-name="ce34" office:value-type="currency" office:currency="USD" office:value="-200">
            <text:p>-$200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30" office:value-type="string">
            <text:p>vBuzzer (phone number + fax number)</text:p>
          </table:table-cell>
          <table:table-cell table:style-name="ce43"/>
          <table:table-cell table:style-name="ce34" table:formula="of:=-30-20" office:value-type="currency" office:currency="USD" office:value="-50">
            <text:p>-$50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30" office:value-type="string">
            <text:p>bank fees</text:p>
          </table:table-cell>
          <table:table-cell table:style-name="ce43"/>
          <table:table-cell table:style-name="ce34" office:value-type="currency" office:currency="USD" office:value="-3000">
            <text:p>-$3,000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30" office:value-type="string">
            <text:p>PO Box rental</text:p>
          </table:table-cell>
          <table:table-cell table:style-name="ce43"/>
          <table:table-cell table:style-name="ce34" office:value-type="currency" office:currency="USD" office:value="-42">
            <text:p>-$42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3">
          <table:table-cell table:style-name="ce1"/>
          <table:table-cell table:style-name="ce29"/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 office:value-type="string">
            <text:p>Grand Total</text:p>
          </table:table-cell>
          <table:table-cell table:style-name="ce32"/>
          <table:table-cell table:style-name="ce29" table:formula="of:=SUM([.C4:.C14])" office:value-type="float" office:value="-9292">
            <text:p>$-9,292.00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0" table:number-columns-repeated="5"/>
          <table:table-cell table:number-columns-repeated="251"/>
        </table:table-row>
        <table:table-row table:style-name="ro1">
          <table:table-cell table:style-name="ce20" office:value-type="string">
            <text:p>Actual</text:p>
          </table:table-cell>
          <table:table-cell table:style-name="ce20"/>
          <table:table-cell table:style-name="ce20" table:formula="of:=[Charges.I3]" office:value-type="currency" office:currency="USD" office:value="59.93">
            <text:p>$60</text:p>
          </table:table-cell>
          <table:table-cell table:style-name="ce20" table:number-columns-repeated="2"/>
          <table:table-cell table:number-columns-repeated="251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arges" table:style-name="ta9" table:print="false">
        <table:table-column table:style-name="co10" table:default-cell-style-name="Default"/>
        <table:table-column table:style-name="co34" table:default-cell-style-name="Default"/>
        <table:table-column table:style-name="co10" table:number-columns-repeated="6" table:default-cell-style-name="Default"/>
        <table:table-column table:style-name="co10" table:default-cell-style-name="ce18"/>
        <table:table-column table:style-name="co10" table:number-columns-repeated="11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Amount</text:p>
          </table:table-cell>
          <table:table-cell office:value-type="string">
            <text:p>Category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Postage -     $14.01</text:p>
          </table:table-cell>
          <table:table-cell office:value-type="float" office:value="-14.01">
            <text:p>-14.01</text:p>
          </table:table-cell>
          <table:table-cell office:value-type="string">
            <text:p>admin</text:p>
          </table:table-cell>
          <table:table-cell table:number-columns-repeated="4"/>
          <table:table-cell office:value-type="string">
            <text:p>Category Totals</text:p>
          </table:table-cell>
          <table:table-cell table:number-columns-repeated="2"/>
          <table:table-cell table:number-columns-repeated="9" office:value-type="string">
            <text:p>Category</text:p>
          </table:table-cell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Payroll -   $5310.05</text:p>
          </table:table-cell>
          <table:table-cell office:value-type="float" office:value="-5310.05">
            <text:p>-5310.05</text:p>
          </table:table-cell>
          <table:table-cell office:value-type="string">
            <text:p>wages</text:p>
          </table:table-cell>
          <table:table-cell table:number-columns-repeated="4"/>
          <table:table-cell table:formula="of:=DSUM([.A1:.D200]; &quot;Amount&quot;; [.L2:.L3])" office:value-type="currency" office:currency="USD" office:value="59.93">
            <text:p>$60</text:p>
          </table:table-cell>
          <table:table-cell office:value-type="string">
            <text:p>admin</text:p>
          </table:table-cell>
          <table:table-cell/>
          <table:table-cell office:value-type="string">
            <text:p>admin</text:p>
          </table:table-cell>
          <table:table-cell office:value-type="string">
            <text:p>wages</text:p>
          </table:table-cell>
          <table:table-cell office:value-type="string">
            <text:p>hackfests</text:p>
          </table:table-cell>
          <table:table-cell office:value-type="string">
            <text:p>marketing</text:p>
          </table:table-cell>
          <table:table-cell office:value-type="string">
            <text:p>corporate contributions</text:p>
          </table:table-cell>
          <table:table-cell office:value-type="string">
            <text:p>programs</text:p>
          </table:table-cell>
          <table:table-cell office:value-type="string">
            <text:p>guadec</text:p>
          </table:table-cell>
          <table:table-cell office:value-type="string">
            <text:p>community</text:p>
          </table:table-cell>
          <table:table-cell office:value-type="string">
            <text:p>sys admin</text:p>
          </table:table-cell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LGM travel (from 2008) -    $559.47</text:p>
          </table:table-cell>
          <table:table-cell office:value-type="float" office:value="-559.47">
            <text:p>-559.47</text:p>
          </table:table-cell>
          <table:table-cell office:value-type="string">
            <text:p>LGM</text:p>
          </table:table-cell>
          <table:table-cell office:value-type="string">
            <text:p>not part of our budget</text:p>
          </table:table-cell>
          <table:table-cell table:number-columns-repeated="3"/>
          <table:table-cell table:formula="of:=DSUM([.A1:.D200]; &quot;Amount&quot;; [.M2:.M3])" office:value-type="currency" office:currency="USD" office:value="-40724.25">
            <text:p>-$40,724</text:p>
          </table:table-cell>
          <table:table-cell office:value-type="string">
            <text:p>wage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TIS hackfest deposit -   $3001.39</text:p>
          </table:table-cell>
          <table:table-cell office:value-type="float" office:value="-3001.39">
            <text:p>-3001.39</text:p>
          </table:table-cell>
          <table:table-cell office:value-type="string">
            <text:p>hackfests</text:p>
          </table:table-cell>
          <table:table-cell table:number-columns-repeated="4"/>
          <table:table-cell table:formula="of:=DSUM([.A1:.D200]; &quot;Amount&quot;; [.N2:.N3])" office:value-type="currency" office:currency="USD" office:value="8281.15">
            <text:p>$8,281</text:p>
          </table:table-cell>
          <table:table-cell office:value-type="string">
            <text:p>hackfest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Theming hackfest travel -    $583.90</text:p>
          </table:table-cell>
          <table:table-cell office:value-type="float" office:value="-583.9">
            <text:p>-583.9</text:p>
          </table:table-cell>
          <table:table-cell office:value-type="string">
            <text:p>hackfests</text:p>
          </table:table-cell>
          <table:table-cell table:number-columns-repeated="4"/>
          <table:table-cell table:formula="of:=DSUM([.A1:.D200]; &quot;Amount&quot;; [.O2:.O3])" office:value-type="currency" office:currency="USD" office:value="-480">
            <text:p>-$480</text:p>
          </table:table-cell>
          <table:table-cell office:value-type="string">
            <text:p>marketing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Bank fees -     $30.00 </text:p>
          </table:table-cell>
          <table:table-cell office:value-type="float" office:value="-30">
            <text:p>-3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P2:.P3])" office:value-type="currency" office:currency="USD" office:value="25000">
            <text:p>$25,000</text:p>
          </table:table-cell>
          <table:table-cell office:value-type="string">
            <text:p>corporate contribution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Mousepads -    $480.00</text:p>
          </table:table-cell>
          <table:table-cell office:value-type="float" office:value="-480">
            <text:p>-480</text:p>
          </table:table-cell>
          <table:table-cell office:value-type="string">
            <text:p>marketing</text:p>
          </table:table-cell>
          <table:table-cell table:number-columns-repeated="4"/>
          <table:table-cell table:formula="of:=DSUM([.A1:.D200]; &quot;Amount&quot;; [.Q2:.Q3])" office:value-type="currency" office:currency="USD" office:value="-7000">
            <text:p>-$7,000</text:p>
          </table:table-cell>
          <table:table-cell office:value-type="string">
            <text:p>program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Bank fees -     $49.00</text:p>
          </table:table-cell>
          <table:table-cell office:value-type="float" office:value="-49">
            <text:p>-49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R2:.R3])" office:value-type="currency" office:currency="USD" office:value="-2094.35">
            <text:p>-$2,094</text:p>
          </table:table-cell>
          <table:table-cell office:value-type="string">
            <text:p>guadec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CA registry fee -     $75.00</text:p>
          </table:table-cell>
          <table:table-cell office:value-type="float" office:value="-75">
            <text:p>-75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S2:.S3])" office:value-type="currency" office:currency="USD" office:value="-64.97">
            <text:p>-$65</text:p>
          </table:table-cell>
          <table:table-cell office:value-type="string">
            <text:p>community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CA tax filing fee -     $10.00</text:p>
          </table:table-cell>
          <table:table-cell office:value-type="float" office:value="-10">
            <text:p>-1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T2:.T3])" office:value-type="currency" office:currency="USD" office:value="5000">
            <text:p>$5,000</text:p>
          </table:table-cell>
          <table:table-cell office:value-type="string">
            <text:p>sys admin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Payroll -   $8235.06 </text:p>
          </table:table-cell>
          <table:table-cell office:value-type="float" office:value="-8235.06">
            <text:p>-8235.06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   Intel +  $30000.00 (I split this into multiple items)</text:p>
          </table:table-cell>
          <table:table-cell office:value-type="float" office:value="10000">
            <text:p>100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   Igalia +   $5000.00</text:p>
          </table:table-cell>
          <table:table-cell office:value-type="float" office:value="5000">
            <text:p>50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Interest +     $86.32 </text:p>
          </table:table-cell>
          <table:table-cell office:value-type="float" office:value="86.32">
            <text:p>86.32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a11y  Vincent Alexander -   $6000.00</text:p>
          </table:table-cell>
          <table:table-cell office:value-type="float" office:value="-6000">
            <text:p>-6000</text:p>
          </table:table-cell>
          <table:table-cell office:value-type="string">
            <text:p>program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 ally Flavio Percoco -   $6000.00</text:p>
          </table:table-cell>
          <table:table-cell office:value-type="float" office:value="-6000">
            <text:p>-6000</text:p>
          </table:table-cell>
          <table:table-cell office:value-type="string">
            <text:p>programs</text:p>
          </table:table-cell>
          <table:table-cell/>
          <table:table-cell office:value-type="string">
            <text:p>Friends of GNOME as of</text:p>
          </table:table-cell>
          <table:table-cell/>
          <table:table-cell table:style-name="ce45" office:value-type="date" office:date-value="2009-03-05">
            <text:p>03/05/09</text:p>
          </table:table-cell>
          <table:table-cell table:style-name="ce47" office:value-type="currency" office:currency="USD" office:value="5333">
            <text:p>$5,333.00</text:p>
          </table:table-cell>
          <table:table-cell table:number-columns-repeated="11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 GUADEC travel - Alberto Carlos Ruiz Ruiz -    $209.64</text:p>
          </table:table-cell>
          <table:table-cell office:value-type="float" office:value="-209.64">
            <text:p>-209.64</text:p>
          </table:table-cell>
          <table:table-cell office:value-type="string">
            <text:p>guadec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 Payroll -   $6733.50 </text:p>
          </table:table-cell>
          <table:table-cell office:value-type="float" office:value="-6733.5">
            <text:p>-6733.5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 Interest +    $214.62 </text:p>
          </table:table-cell>
          <table:table-cell office:value-type="float" office:value="214.62">
            <text:p>214.62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Bank fees -     $63.00</text:p>
          </table:table-cell>
          <table:table-cell office:value-type="float" office:value="-63">
            <text:p>-63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Stormy's travel (reimb. below) -   $1544.77</text:p>
          </table:table-cell>
          <table:table-cell office:value-type="float" office:value="-1544.77">
            <text:p>-1544.77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cairo hackfest Accomodations -   $2874.36</text:p>
          </table:table-cell>
          <table:table-cell office:value-type="float" office:value="-2874.36">
            <text:p>-2874.36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  cairo hackfest <text:s/>Travel (Benjamin Otte) -    $259.20</text:p>
          </table:table-cell>
          <table:table-cell office:value-type="float" office:value="-259.2">
            <text:p>-259.2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Travel and lodging for GUADEC planning-   $1884.71</text:p>
          </table:table-cell>
          <table:table-cell office:value-type="float" office:value="-1884.71">
            <text:p>-1884.71</text:p>
          </table:table-cell>
          <table:table-cell office:value-type="string">
            <text:p>guadec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LGM <text:s/>Andrew Fitzsimon -   $2874.36</text:p>
          </table:table-cell>
          <table:table-cell office:value-type="float" office:value="-2874.36">
            <text:p>-2874.36</text:p>
          </table:table-cell>
          <table:table-cell office:value-type="string">
            <text:p>LGM</text:p>
          </table:table-cell>
          <table:table-cell office:value-type="string">
            <text:p>not part of our budget</text:p>
          </table:table-cell>
          <table:table-cell table:number-columns-repeated="15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Payroll -  $13429.69 </text:p>
          </table:table-cell>
          <table:table-cell office:value-type="float" office:value="-13429.69">
            <text:p>-13429.69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3-19">
            <text:p>03/19/09</text:p>
          </table:table-cell>
          <table:table-cell table:style-name="ce46" office:value-type="string">
            <text:p>  Payroll -   $5471.18</text:p>
          </table:table-cell>
          <table:table-cell office:value-type="float" office:value="-5471.18">
            <text:p>-5471.18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3-19">
            <text:p>03/19/09</text:p>
          </table:table-cell>
          <table:table-cell table:style-name="ce46" office:value-type="string">
            <text:p>  UPS (shipping event box) -     $64.97 </text:p>
          </table:table-cell>
          <table:table-cell office:value-type="float" office:value="-64.97">
            <text:p>-64.97</text:p>
          </table:table-cell>
          <table:table-cell office:value-type="string">
            <text:p>community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office:value-type="string">
            <text:p>Intel</text:p>
          </table:table-cell>
          <table:table-cell table:style-name="ce47" office:value-type="currency" office:currency="USD" office:value="15000">
            <text:p>$15,000.00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office:value-type="string">
            <text:p>Intel</text:p>
          </table:table-cell>
          <table:table-cell table:style-name="ce47" office:value-type="currency" office:currency="USD" office:value="5000">
            <text:p>$5,000.00</text:p>
          </table:table-cell>
          <table:table-cell office:value-type="string">
            <text:p>programs</text:p>
          </table:table-cell>
          <table:table-cell table:number-columns-repeated="16"/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Google for 2009</text:p>
          </table:table-cell>
          <table:table-cell table:style-name="ce47" office:value-type="currency" office:currency="USD" office:value="10000">
            <text:p>$10,000.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Google for 2009</text:p>
          </table:table-cell>
          <table:table-cell office:value-type="float" office:value="5000">
            <text:p>5000</text:p>
          </table:table-cell>
          <table:table-cell office:value-type="string">
            <text:p>sys admin</text:p>
          </table:table-cell>
          <table:table-cell table:number-columns-repeated="16"/>
        </table:table-row>
        <table:table-row table:style-name="ro3" table:number-rows-repeated="65502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>
        <table:named-range table:name="Excel_BuiltIn_Print_Area_6_1" table:base-cell-address="$'Budget summary'.$A$1" table:cell-range-address="$'Community development'.$A$1:.$IV$65535"/>
        <table:named-expression table:name="Excel_BuiltIn_Print_Area_9" table:base-cell-address="$'Budget summary'.$A$1" table:expression="$#REF!.$A$1:$IV$65536"/>
        <table:named-expression table:name="Excel_BuiltIn_Sheet_Title_1" table:base-cell-address="$'Budget summary'.$A$1" table:expression="&quot;Budget summary&quot;"/>
        <table:named-expression table:name="Excel_BuiltIn_Sheet_Title_2" table:base-cell-address="$'Budget summary'.$A$1" table:expression="&quot;Wages&quot;"/>
        <table:named-expression table:name="Excel_BuiltIn_Sheet_Title_3" table:base-cell-address="$'Budget summary'.$A$1" table:expression="&quot;Programs&quot;"/>
        <table:named-expression table:name="Excel_BuiltIn_Sheet_Title_4" table:base-cell-address="$'Budget summary'.$A$1" table:expression="&quot;Hackfests&quot;"/>
        <table:named-expression table:name="Excel_BuiltIn_Sheet_Title_5" table:base-cell-address="$'Budget summary'.$A$1" table:expression="&quot;Community development&quot;"/>
        <table:named-expression table:name="Excel_BuiltIn_Sheet_Title_6" table:base-cell-address="$'Budget summary'.$A$1" table:expression="&quot;Marketing&quot;"/>
        <table:named-expression table:name="Excel_BuiltIn_Sheet_Title_7" table:base-cell-address="$'Budget summary'.$A$1" table:expression="&quot;Legal&quot;"/>
        <table:named-expression table:name="Excel_BuiltIn_Sheet_Title_8" table:base-cell-address="$'Budget summary'.$A$1" table:expression="&quot;Spent&quot;"/>
        <table:named-range table:name="Excel_BuiltIn_Print_Area_1" table:base-cell-address="$'Budget summary'.$A$1" table:cell-range-address="$'Budget summary'.$A$1:.$IW$65532" table:range-usable-as="print-range"/>
        <table:named-range table:name="Excel_BuiltIn_Print_Area_6" table:base-cell-address="$'Budget summary'.$A$1" table:cell-range-address="$'Community development'.$A$1:.$IV$65536" table:range-usable-as="print-range"/>
        <table:named-range table:name="Excel_BuiltIn_Print_Area_5" table:base-cell-address="$'Budget summary'.$A$1" table:cell-range-address="$Hackfests.$A$1:.$IV$65535" table:range-usable-as="print-range"/>
        <table:named-range table:name="Excel_BuiltIn_Print_Area_8" table:base-cell-address="$'Budget summary'.$A$1" table:cell-range-address="$Admin.$A$1:.$IV$65534" table:range-usable-as="print-range"/>
        <table:named-range table:name="Excel_BuiltIn_Print_Area_7" table:base-cell-address="$'Budget summary'.$A$1" table:cell-range-address="$Marketing.$A$1:.$IV$65536" table:range-usable-as="print-range"/>
        <table:named-range table:name="Excel_BuiltIn_Print_Area_4" table:base-cell-address="$'Budget summary'.$A$1" table:cell-range-address="$Programs.$A$1:.$IV$65536" table:range-usable-as="print-range"/>
        <table:named-range table:name="Excel_BuiltIn_Print_Area_3" table:base-cell-address="$'Budget summary'.$A$1" table:cell-range-address="$'Wages and travel'.$A$1:.$IV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06/09/2009</text:date>, <text:time>07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ummary" style:display-name="PageStyle_Budget summary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rporate_20_Contributions" style:display-name="PageStyle_Corporate Contribution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Wages" style:display-name="PageStyle_Wage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grams" style:display-name="PageStyle_Program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Hackfests" style:display-name="PageStyle_Hackfest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mmunity_20_development" style:display-name="PageStyle_Community develop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rketing" style:display-name="PageStyle_Marketing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Legal" style:display-name="PageStyle_Leg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08-12T14:55:40</meta:creation-date>
    <dc:date>2009-06-09T07:25:33</dc:date>
    <meta:editing-cycles>41</meta:editing-cycles>
    <meta:editing-duration>PT528H27M20S</meta:editing-duration>
    <meta:document-statistic meta:table-count="9" meta:cell-count="516" meta:object-count="0"/>
    <meta:user-defined meta:name="Info 1"/>
    <meta:user-defined meta:name="Info 2"/>
    <meta:user-defined meta:name="Info 3"/>
    <meta:user-defined meta:name="Info 4"/>
  </office:meta>
</office:document-meta>
</file>